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360000004A30263C5DB1AE7E44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padding="0.049cm" fo:border="0.06pt solid #d9d9e3"/>
    </style:style>
    <style:style style:name="P3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P4" style:family="paragraph" style:parent-style-name="Header">
      <style:text-properties fo:font-style="italic" officeooo:rsid="006670ad" officeooo:paragraph-rsid="006670ad" style:font-style-asian="italic" style:font-style-complex="italic"/>
    </style:style>
    <style:style style:name="P5" style:family="paragraph" style:parent-style-name="Text_20_body">
      <style:paragraph-properties fo:padding="0.049cm" fo:border="0.06pt solid #d9d9e3"/>
    </style:style>
    <style:style style:name="T1" style:family="text">
      <style:text-properties loext:padding="0.049cm" loext:border="0.06pt solid #d9d9e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1">Pregunta 1:</text:span></text:span> ¿Qué es el proceso de inicio del sistema en Linux y cuál es su propósito?</text:p>
      <text:p text:style-name="P2"><text:span text:style-name="Strong_20_Emphasis"><text:span text:style-name="T1">Respuesta 1:</text:span></text:span> El proceso de inicio del sistema en Linux es la secuencia de acciones y tareas que ocurren desde que se enciende o reinicia el sistema hasta que se carga el entorno de usuario. Su propósito es preparar el sistema para su uso normal.</text:p>
      <text:p text:style-name="P2"><text:span text:style-name="Strong_20_Emphasis"><text:span text:style-name="T1">Pregunta 2:</text:span></text:span> ¿Qué es un gestor de arranque (bootloader) y cuál es su función en el proceso de inicio del sistema?</text:p>
      <text:p text:style-name="P2"><text:span text:style-name="Strong_20_Emphasis"><text:span text:style-name="T1">Respuesta 2:</text:span></text:span> Un gestor de arranque es un programa que se ejecuta al inicio del sistema y permite seleccionar qué sistema operativo cargar. Su función es cargar el sistema operativo seleccionado en la memoria RAM.</text:p>
      <text:p text:style-name="P2"><text:span text:style-name="Strong_20_Emphasis"><text:span text:style-name="T1">Pregunta 3:</text:span></text:span> ¿Cuál es uno de los gestores de arranque más comunes en sistemas Linux y cómo se configura?</text:p>
      <text:p text:style-name="P2"><text:span text:style-name="Strong_20_Emphasis"><text:span text:style-name="T1">Respuesta 3:</text:span></text:span> Uno de los gestores de arranque más comunes en sistemas Linux es GRUB (GRand Unified Bootloader). Se configura mediante el archivo "/etc/default/grub" y se actualiza con el comando "update-grub".</text:p>
      <text:p text:style-name="P2"><text:span text:style-name="Strong_20_Emphasis"><text:span text:style-name="T1">Pregunta 4:</text:span></text:span> ¿Qué es el nivel de ejecución (runlevel) en Linux y cómo se relaciona con el proceso de inicio?</text:p>
      <text:p text:style-name="P2"><text:span text:style-name="Strong_20_Emphasis"><text:span text:style-name="T1">Respuesta 4:</text:span></text:span> El nivel de ejecución es un estado en el que se encuentra el sistema, determinado por una serie de servicios y procesos que se inician. Los niveles de ejecución son parte del proceso de inicio y afectan qué servicios se cargan.</text:p>
      <text:p text:style-name="P2"><text:span text:style-name="Strong_20_Emphasis"><text:span text:style-name="T1">Pregunta 5:</text:span></text:span> ¿Qué es un script de inicio (init script) y cuál es su función en el proceso de inicio del sistema?</text:p>
      <text:p text:style-name="P2"><text:span text:style-name="Strong_20_Emphasis"><text:span text:style-name="T1">Respuesta 5:</text:span></text:span> Un script de inicio es un archivo de script que contiene instrucciones para iniciar, detener o reiniciar servicios y aplicaciones durante el proceso de inicio del sistema.</text:p>
      <text:p text:style-name="P2"><text:span text:style-name="Strong_20_Emphasis"><text:span text:style-name="T1">Pregunta 6:</text:span></text:span> ¿Dónde se almacenan los scripts de inicio en un sistema Linux?</text:p>
      <text:p text:style-name="P2"><text:span text:style-name="Strong_20_Emphasis"><text:span text:style-name="T1">Respuesta 6:</text:span></text:span> Los scripts de inicio se almacenan en directorios específicos como "/etc/init.d" o "/etc/rc.d".</text:p>
      <text:p text:style-name="P2"><text:span text:style-name="Strong_20_Emphasis"><text:span text:style-name="T1">Pregunta 7:</text:span></text:span> ¿Qué comando se utiliza para gestionar servicios en sistemas Linux y cómo se inicia un servicio?</text:p>
      <text:p text:style-name="P2"><text:span text:style-name="Strong_20_Emphasis"><text:span text:style-name="T1">Respuesta 7:</text:span></text:span> El comando "systemctl" se utiliza para gestionar servicios en sistemas Linux. Para iniciar un servicio, se utiliza "systemctl start nombre_del_servicio".</text:p>
      <text:p text:style-name="P2"><text:span text:style-name="Strong_20_Emphasis"><text:span text:style-name="T1">Pregunta 8:</text:span></text:span> ¿Qué es el directorio "/etc/rc.d" en Linux y cuál es su función en el proceso de inicio?</text:p>
      <text:p text:style-name="P2"><text:soft-page-break/><text:span text:style-name="Strong_20_Emphasis"><text:span text:style-name="T1">Respuesta 8:</text:span></text:span> El directorio "/etc/rc.d" contiene los directorios y scripts relacionados con los diferentes niveles de ejecución del sistema. Es una parte importante del proceso de inicio.</text:p>
      <text:p text:style-name="P2"><text:span text:style-name="Strong_20_Emphasis"><text:span text:style-name="T1">Pregunta 9:</text:span></text:span> ¿Cuál es la función del archivo "/etc/inittab" en el proceso de inicio del sistema?</text:p>
      <text:p text:style-name="P2"><text:span text:style-name="Strong_20_Emphasis"><text:span text:style-name="T1">Respuesta 9:</text:span></text:span> El archivo "/etc/inittab" solía ser utilizado para configurar el proceso de inicio y los niveles de ejecución en sistemas Linux basados en SysVinit, pero en muchas distribuciones modernas ya no se utiliza.</text:p>
      <text:p text:style-name="P2"><text:span text:style-name="Strong_20_Emphasis"><text:span text:style-name="T1">Pregunta 10:</text:span></text:span> ¿Qué es el archivo "/etc/fstab" en Linux y cómo se utiliza en el proceso de inicio?</text:p>
      <text:p text:style-name="P2"><text:span text:style-name="Strong_20_Emphasis"><text:span text:style-name="T1">Respuesta 10:</text:span></text:span> El archivo "/etc/fstab" contiene información sobre las particiones y sistemas de archivos que se montarán durante el proceso de inicio. Define cómo se deben montar las unidades de almacenamiento.</text:p>
      <text:p text:style-name="P2"><text:span text:style-name="Strong_20_Emphasis"><text:span text:style-name="T1">Pregunta 11:</text:span></text:span> ¿Qué es un gestor de sesiones (display manager) en Linux y cuál es su función en el proceso de inicio?</text:p>
      <text:p text:style-name="P2"><text:span text:style-name="Strong_20_Emphasis"><text:span text:style-name="T1">Respuesta 11:</text:span></text:span> Un gestor de sesiones es un programa que gestiona la autenticación de usuarios y proporciona una interfaz gráfica de inicio de sesión en sistemas con entornos de escritorio.</text:p>
      <text:p text:style-name="P2"><text:span text:style-name="Strong_20_Emphasis"><text:span text:style-name="T1">Pregunta 12:</text:span></text:span> ¿Cuál es la importancia del archivo "~/.bashrc" en el proceso de inicio del sistema?</text:p>
      <text:p text:style-name="P2"><text:span text:style-name="Strong_20_Emphasis"><text:span text:style-name="T1">Respuesta 12:</text:span></text:span> El archivo "~/.bashrc" es un archivo de inicio de shell que contiene configuraciones personalizadas para el usuario. Se ejecuta cada vez que se inicia una nueva sesión de shell.</text:p>
      <text:p text:style-name="P2"><text:span text:style-name="Strong_20_Emphasis"><text:span text:style-name="T1">Pregunta 13:</text:span></text:span> ¿Cómo se puede personalizar el mensaje de bienvenida (banner) que se muestra al iniciar sesión en un sistema Linux?</text:p>
      <text:p text:style-name="P2"><text:span text:style-name="Strong_20_Emphasis"><text:span text:style-name="T1">Respuesta 13:</text:span></text:span> El mensaje de bienvenida se puede personalizar editando el archivo "/etc/issue" o "/etc/issue.net".</text:p>
      <text:p text:style-name="P2"><text:span text:style-name="Strong_20_Emphasis"><text:span text:style-name="T1">Pregunta 14:</text:span></text:span> ¿Qué comandos se pueden utilizar para ver la lista de servicios que se inician durante el proceso de inicio en un sistema Linux?</text:p>
      <text:p text:style-name="P2"><text:span text:style-name="Strong_20_Emphasis"><text:span text:style-name="T1">Respuesta 14:</text:span></text:span> Los comandos "systemctl list-units --type=service" o "service --status-all" se pueden utilizar para ver la lista de servicios en sistemas basados en systemd o SysVinit, respectivamente.</text:p>
      <text:p text:style-name="P2"><text:span text:style-name="Strong_20_Emphasis"><text:span text:style-name="T1">Pregunta 15:</text:span></text:span> ¿Cuál es la función del comando "chkconfig" en sistemas basados en SysVinit?</text:p>
      <text:p text:style-name="P2"><text:span text:style-name="Strong_20_Emphasis"><text:span text:style-name="T1">Respuesta 15:</text:span></text:span> El comando "chkconfig" se utiliza para gestionar los niveles de ejecución y habilitar o deshabilitar servicios en sistemas basados en SysVinit.</text:p>
      <text:p text:style-name="P2"><text:span text:style-name="Strong_20_Emphasis"><text:span text:style-name="T1">Pregunta 16:</text:span></text:span> ¿Qué es el archivo "/etc/hostname" y cuál es su función en el proceso de inicio?</text:p>
      <text:p text:style-name="P2"><text:soft-page-break/><text:span text:style-name="Strong_20_Emphasis"><text:span text:style-name="T1">Respuesta 16:</text:span></text:span> El archivo "/etc/hostname" contiene el nombre de host del sistema y es utilizado por el sistema durante el proceso de inicio para configurar la red y la resolución de nombres.</text:p>
      <text:p text:style-name="P2"><text:span text:style-name="Strong_20_Emphasis"><text:span text:style-name="T1">Pregunta 17:</text:span></text:span> ¿Qué es el programa "cron" y cuál es su función en el proceso de inicio?</text:p>
      <text:p text:style-name="P2"><text:span text:style-name="Strong_20_Emphasis"><text:span text:style-name="T1">Respuesta 17:</text:span></text:span> "Cron" es un programa de planificación de tareas que permite ejecutar tareas programadas automáticamente en el sistema en momentos específicos durante el proceso de inicio.</text:p>
      <text:p text:style-name="P2"><text:span text:style-name="Strong_20_Emphasis"><text:span text:style-name="T1">Pregunta 18:</text:span></text:span> ¿Cómo se puede configurar una tarea programada con "cron" en un sistema Linux?</text:p>
      <text:p text:style-name="P2"><text:span text:style-name="Strong_20_Emphasis"><text:span text:style-name="T1">Respuesta 18:</text:span></text:span> Las tareas programadas con "cron" se configuran utilizando el comando "crontab -e" para editar el archivo de tareas cron del usuario.</text:p>
      <text:p text:style-name="P2"><text:span text:style-name="Strong_20_Emphasis"><text:span text:style-name="T1">Pregunta 19:</text:span></text:span> ¿Qué es el archivo "/etc/modules" en Linux y cuál es su función en el proceso de inicio?</text:p>
      <text:p text:style-name="P2"><text:span text:style-name="Strong_20_Emphasis"><text:span text:style-name="T1">Respuesta 19:</text:span></text:span> El archivo "/etc/modules" se utiliza para especificar qué módulos del kernel se cargarán automáticamente al iniciar el sistema.</text:p>
      <text:p text:style-name="P2"><text:span text:style-name="Strong_20_Emphasis"><text:span text:style-name="T1">Pregunta 20:</text:span></text:span> ¿Cómo se puede cambiar el nivel de ejecución (runlevel) en un sistema Linux?</text:p>
      <text:p text:style-name="P2"><text:span text:style-name="Strong_20_Emphasis"><text:span text:style-name="T1">Respuesta 20:</text:span></text:span> El nivel de ejecución se puede cambiar utilizando el comando "init" seguido del número de nivel de ejecución deseado, o mediante "systemctl isolate nombre_del_objetivo" en sistemas basados en systemd.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rsid="006670ad" officeooo:paragraph-rsid="006670ad" style:font-style-asian="italic" style:font-style-complex="italic"/>
    </style:style>
    <style:style style:name="MP2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MP3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2" text:anchor-type="char" svg:x="11.88cm" svg:y="-0.66cm" svg:width="5.054cm" svg:height="1.207cm" draw:z-index="2"><draw:image xlink:href="Pictures/10000001000001360000004A30263C5DB1AE7E44.png" xlink:type="simple" xlink:show="embed" xlink:actuate="onLoad" draw:mime-type="image/png"/></draw:frame>Inicio del sistema </text:p>
        <text:p text:style-name="MP2">Personalizar el inicio del sistema <text:s/></text:p>
      </style:header>
      <style:footer>
        <text:p text:style-name="MP3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20:04:41.848317391</meta:creation-date>
    <dc:date>2023-09-06T11:11:46.320068417</dc:date>
    <meta:editing-duration>PT4H4M29S</meta:editing-duration>
    <meta:editing-cycles>81</meta:editing-cycles>
    <meta:generator>LibreOffice/7.4.1.2$Linux_X86_64 LibreOffice_project/3c58a8f3a960df8bc8fd77b461821e42c061c5f0</meta:generator>
    <meta:document-statistic meta:table-count="0" meta:image-count="1" meta:object-count="0" meta:page-count="3" meta:paragraph-count="43" meta:word-count="946" meta:character-count="5776" meta:non-whitespace-character-count="4872"/>
  </office:meta>
</office:document-meta>
</file>